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Tahoma1" svg:font-family="Tahoma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0.6535in" style:rel-column-width="6399*"/>
    </style:style>
    <style:style style:name="Table3.B" style:family="table-column">
      <style:table-column-properties style:column-width="0.5208in" style:rel-column-width="5100*"/>
    </style:style>
    <style:style style:name="Table3.C" style:family="table-column">
      <style:table-column-properties style:column-width="0.5111in" style:rel-column-width="5005*"/>
    </style:style>
    <style:style style:name="Table3.D" style:family="table-column">
      <style:table-column-properties style:column-width="5.0069in" style:rel-column-width="49031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font-size="10pt" fo:font-weight="normal" style:font-size-asian="8.75pt" style:font-weight-asian="normal" style:font-size-complex="10pt" style:font-weight-complex="normal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break-before="pag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AT IIC Controller Register Map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">Name</text:p>
          </table:table-cell>
          <table:table-cell table:style-name="Table3.A1" office:value-type="string">
            <text:p text:style-name="P8">Offset</text:p>
          </table:table-cell>
          <table:table-cell table:style-name="Table3.A1" office:value-type="string">
            <text:p text:style-name="P8">Length</text:p>
          </table:table-cell>
          <table:table-cell table:style-name="Table3.D1" office:value-type="string">
            <text:p text:style-name="P8">Function</text:p>
          </table:table-cell>
        </table:table-row>
        <table:table-row>
          <table:table-cell table:style-name="Table3.A2" office:value-type="string">
            <text:p text:style-name="P8">OPFIFO</text:p>
          </table:table-cell>
          <table:table-cell table:style-name="Table3.A2" office:value-type="string">
            <text:p text:style-name="P8">0x2</text:p>
          </table:table-cell>
          <table:table-cell table:style-name="Table3.A2" office:value-type="string">
            <text:p text:style-name="P8">0x2</text:p>
          </table:table-cell>
          <table:table-cell table:style-name="Table3.D2" office:value-type="string">
            <text:p text:style-name="P8">Setting Bit 10 will terminate the IIC byte access with a STOP Sequence and send a “No Acknowledge” with on the associated read.</text:p>
            <text:p text:style-name="P8">Setting Bit 9 will initiate the IIC byte access with a START Sequence.</text:p>
            <text:p text:style-name="P8">When bit 8 is high the byte transfer is a read, when low a write.</text:p>
            <text:p text:style-name="P8">Bits 7:0 contain the data to be written and are unused in the write case</text:p>
            <text:p text:style-name="P8">This FIFO will latch on a LSByte write.</text:p>
          </table:table-cell>
        </table:table-row>
        <table:table-row>
          <table:table-cell table:style-name="Table3.A2" office:value-type="string">
            <text:p text:style-name="P8">RXFIFO</text:p>
          </table:table-cell>
          <table:table-cell table:style-name="Table3.A2" office:value-type="string">
            <text:p text:style-name="P8">0x6</text:p>
          </table:table-cell>
          <table:table-cell table:style-name="Table3.A2" office:value-type="string">
            <text:p text:style-name="P8">0x2</text:p>
          </table:table-cell>
          <table:table-cell table:style-name="Table3.D2" office:value-type="string">
            <text:p text:style-name="P8">Bits 7:0 of this FIFO contains the data read during a byte read transfer.</text:p>
            <text:p text:style-name="P8">This FIFO will latch on a LSByte read.</text:p>
          </table:table-cell>
        </table:table-row>
        <table:table-row>
          <table:table-cell table:style-name="Table3.A2" office:value-type="string">
            <text:p text:style-name="P8">STATUS</text:p>
          </table:table-cell>
          <table:table-cell table:style-name="Table3.A2" office:value-type="string">
            <text:p text:style-name="P8">0x8</text:p>
          </table:table-cell>
          <table:table-cell table:style-name="Table3.A2" office:value-type="string">
            <text:p text:style-name="P8">0x4</text:p>
          </table:table-cell>
          <table:table-cell table:style-name="Table3.D2" office:value-type="string">
            <text:p text:style-name="P8">Bit[0] RXFIFO empty flag</text:p>
            <text:p text:style-name="P8">Bit[1] RXFIFO full flag</text:p>
            <text:p text:style-name="P8">Bit[2] RXFIFO overflow error latch</text:p>
            <text:p text:style-name="P8">Bit[4] OPFIFO empty flag</text:p>
            <text:p text:style-name="P8">Bit[5] OPFIFO full flag</text:p>
            <text:p text:style-name="P8">Bit[6] OPFIFO overflow error latch</text:p>
            <text:p text:style-name="P8">Bit[8] NACK on write error latch</text:p>
            <text:p text:style-name="P8"/>
            <text:p text:style-name="P8">Any write to these register will clear all latches and reset all fifos</text:p>
          </table:table-cell>
        </table:table-row>
        <table:table-row>
          <table:table-cell table:style-name="Table3.A2" office:value-type="string">
            <text:p text:style-name="P8">CTRL</text:p>
          </table:table-cell>
          <table:table-cell table:style-name="Table3.A2" office:value-type="string">
            <text:p text:style-name="P8">0xc</text:p>
          </table:table-cell>
          <table:table-cell table:style-name="Table3.A2" office:value-type="string">
            <text:p text:style-name="P8">0x4</text:p>
          </table:table-cell>
          <table:table-cell table:style-name="Table3.D2" office:value-type="string">
            <text:p text:style-name="P8">Setting Bit[0] will lock the op fifo, allowing multiple operations to be queued. This is useful in high latency environment where IIC devices are likely to timeout. Clearing bit[0] fill unlock the fifo, allowing operations to commence.</text:p>
          </table:table-cell>
        </table:table-row>
      </table:table>
      <text:p text:style-name="P3"/>
      <text:p text:style-name="P4">KAT IIC Notes</text:p>
      <text:p text:style-name="P4"/>
      <text:p text:style-name="P2">OPFIFO and RXFIFO are 32 deep.</text:p>
      <text:p text:style-name="P2"/>
      <text:p text:style-name="P4"/>
      <text:p text:style-name="P6">KAT ADC / KAT IIC Examples (From UBoot)</text:p>
      <text:p text:style-name="P4"/>
      <text:p text:style-name="P4">Note: when entering Uboot commands ensure operations are entered all at once otherwise iic device will timeout</text:p>
      <text:p text:style-name="P4"/>
      <text:p text:style-name="P5">To Access Local (Ambient) Temperature on TMP421 (IIC ADDR 0x4C, REGISTER ADDR 0x0)</text:p>
      <text:p text:style-name="P5"/>
      <text:p text:style-name="P1">mw d0040000 298; # START, WRITE, DATA=0x98 (4C &lt;&lt; 1 + 0x0(IIC WRITE))</text:p>
      <text:p text:style-name="P1">mw d0040000 000; # WRITE, DATA=0x00 (Register Address)</text:p>
      <text:p text:style-name="P1">mw d0040000 299; # START(REPEATED), WRITE, DATA=0x99 (4C &lt;&lt; 1 + 0x1(IIC READ))</text:p>
      <text:p text:style-name="P1">mw d0040000 500; # STOP, READ</text:p>
      <text:p text:style-name="P1">md d0040004 1; # Read Data from RXFIFO</text:p>
      <text:p text:style-name="P5"/>
      <text:p text:style-name="P1">mw d0040000 298; mw d0040000 000; mw d0040000 299; mw d0040000 500; md d0040004 1; </text:p>
      <text:p text:style-name="P5"/>
      <text:p text:style-name="P5">To Access ADC Temperature on TMP421 (IIC ADDR 0x4C, REGISTER ADDR 0x1)</text:p>
      <text:p text:style-name="P5"/>
      <text:p text:style-name="P1">mw d0040000 298; # START, WRITE, DATA=0x98 (4C &lt;&lt; 1 + 0x0(IIC WRITE))</text:p>
      <text:p text:style-name="P1">mw d0040000 001; # WRITE, DATA=0x01 (Register Address)</text:p>
      <text:p text:style-name="P1">mw d0040000 299; # START(REPEATED), WRITE, DATA=0x99 (4C &lt;&lt; 1 + 0x1(IIC READ))</text:p>
      <text:p text:style-name="P1">mw d0040000 500; # STOP, READ</text:p>
      <text:p text:style-name="P1">md d0040004 1; # Read Data from RXFIFO</text:p>
      <text:p text:style-name="P1"/>
      <text:p text:style-name="P1">mw d0040000 298; mw d0040000 001; mw d0040000 299; mw d0040000 500; md d0040004 1; </text:p>
      <text:p text:style-name="P1"/>
      <text:p text:style-name="P5">To Write EEPROM DATA (IIC ADDR 0x51, ADDR 0x4, DATA 0xDEADBEEF)</text:p>
      <text:p text:style-name="P5"/>
      <text:p text:style-name="P1">mw d0040000 2A2; # START, WRITE, DATA=0xA2 (0x51 &lt;&lt; 1 + 0x0(IIC WRITE))</text:p>
      <text:p text:style-name="P1">mw d0040000 004; # WRITE, DATA=0x04 (Register Address)</text:p>
      <text:p text:style-name="P1">mw d0040000 0de; # WRITE, DATA=0xde </text:p>
      <text:p text:style-name="P1">mw d0040000 0ad; # WRITE, DATA=0xad </text:p>
      <text:p text:style-name="P1">mw d0040000 0be; # WRITE, DATA=0xbe </text:p>
      <text:p text:style-name="P1">mw d0040000 4ef; # WRITE, DATA=0xef </text:p>
      <text:p text:style-name="P1"/>
      <text:p text:style-name="P1">mw d0040000 2A2; mw d0040000 004; mw d0040000 0de; mw d0040000 0ad; mw d0040000 0be; <text:s/>mw d0040000 4ef;</text:p>
      <text:p text:style-name="P1"/>
      <text:p text:style-name="P5">To READ EEPROM DATA (IIC ADDR 0x51, ADDR 0x4)</text:p>
      <text:p text:style-name="P5"/>
      <text:p text:style-name="P1">mw d0040000 2A2; # START, WRITE, DATA=0xA2 (0x51 &lt;&lt; 1 + 0x0(IIC WRITE))</text:p>
      <text:p text:style-name="P1">mw d0040000 004; # WRITE, DATA=0x04 (Register Address)</text:p>
      <text:p text:style-name="P1">mw d0040000 2A3; # START(REP), WRITE, DATA=0xA2 (0x51 &lt;&lt; 1 + 0x1(IIC READ))</text:p>
      <text:p text:style-name="P1">mw d0040000 100; # READ</text:p>
      <text:p text:style-name="P1">mw d0040000 100; # READ</text:p>
      <text:p text:style-name="P1">mw d0040000 100; # READ</text:p>
      <text:p text:style-name="P1">mw d0040000 500; # STOP, READ</text:p>
      <text:p text:style-name="P1">md d0040004 <text:s/>1;</text:p>
      <text:p text:style-name="P1">md d0040004 <text:s/>1;</text:p>
      <text:p text:style-name="P1">md d0040004 <text:s/>1;</text:p>
      <text:p text:style-name="P1">md d0040004 <text:s/>1;</text:p>
      <text:p text:style-name="P1"/>
      <text:p text:style-name="P5"/>
      <text:p text:style-name="P7">To SET ADC1 PCA9555 Output 0 [7:0] to enabled <text:s/>(IIC ADDR 0x21, ADDR 0x6)</text:p>
      <text:p text:style-name="P1"/>
      <text:p text:style-name="P1">mw d0040000 242; # START, WRITE, DATA=0x42 (21 &lt;&lt; 1 + 0x0(IIC WRITE))</text:p>
      <text:p text:style-name="P1">mw d0040000 006; # WRITE, DATA=0x06 (Register Address)</text:p>
      <text:p text:style-name="P1">mw d0040000 400; # STOP, WRITE, DATA=0x00 (OE_n [7:0] = 0x0)</text:p>
      <text:p text:style-name="P5"/>
      <text:p text:style-name="P5">To SET ADC1 PCA9555 Output 0 [7:0] <text:s/>(IIC ADDR 0x21, ADDR 0x2, Data 0xF0)</text:p>
      <text:p text:style-name="P1"/>
      <text:p text:style-name="P1">mw d0040000 242; # START, WRITE, DATA=0x42 (21 &lt;&lt; 1 + 0x0(IIC WRITE))</text:p>
      <text:p text:style-name="P1">mw d0040000 002; # WRITE, DATA=0x02 (Register Address)</text:p>
      <text:p text:style-name="P1">mw d0040000 4F0; # STOP, WRITE, DATA=0xF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/>
    <style:font-face style:name="Nimbus Sans L" svg:font-family="'Nimbus Sans L'"/>
    <style:font-face style:name="Tahoma1" svg:font-family="Tahoma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GB" style:letter-kerning="true" style:font-name-asian="Bitstream Vera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Bitstream Ver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imbus Roman No9 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imbus Roman No9 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6T09:34:28</meta:creation-date>
    <meta:document-statistic meta:table-count="1" meta:image-count="0" meta:object-count="0" meta:page-count="3" meta:paragraph-count="79" meta:word-count="623" meta:character-count="3458"/>
    <dc:date>2009-10-16T09:37:24</dc:date>
    <meta:editing-duration>PT00H02M56S</meta:editing-duration>
    <meta:editing-cycles>1</meta:editing-cycles>
    <meta:generator>OpenOffice.org/3.1$Linux OpenOffice.org_project/310m19$Build-9420</meta:generator>
  </office:meta>
</office:document-meta>
</file>